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efb2" officeooo:paragraph-rsid="0003efb2"/>
    </style:style>
    <style:style style:name="P2" style:family="paragraph" style:parent-style-name="Standard">
      <style:text-properties officeooo:rsid="00046552" officeooo:paragraph-rsid="00046552"/>
    </style:style>
    <style:style style:name="P3" style:family="paragraph" style:parent-style-name="Standard">
      <style:text-properties officeooo:rsid="00052072" officeooo:paragraph-rsid="00052072"/>
    </style:style>
    <style:style style:name="P4" style:family="paragraph" style:parent-style-name="Standard">
      <style:text-properties officeooo:rsid="00069e14" officeooo:paragraph-rsid="00069e14"/>
    </style:style>
    <style:style style:name="P5" style:family="paragraph" style:parent-style-name="Standard">
      <style:text-properties officeooo:rsid="0007cea4" officeooo:paragraph-rsid="0007cea4"/>
    </style:style>
    <style:style style:name="T1" style:family="text">
      <style:text-properties officeooo:rsid="00046552"/>
    </style:style>
    <style:style style:name="T2" style:family="text">
      <style:text-properties officeooo:rsid="000520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<text:span text:style-name="T1">session associated with sightings one can check previous sessions</text:span></text:p>
      <text:p text:style-name="P1"/>
      <text:p text:style-name="P2">2.t he user should not know the location of the users</text:p>
      <text:p text:style-name="P2"/>
      <text:p text:style-name="P2">3. pick the location</text:p>
      <text:p text:style-name="P2"/>
      <text:p text:style-name="P2">4. ol pejeta has data of the bird already.</text:p>
      <text:p text:style-name="P2"/>
      <text:p text:style-name="P2">5. <text:span text:style-name="T2">add welcome to ol pejeta conservancy bird app at splash</text:span></text:p>
      <text:p text:style-name="P2"/>
      <text:p text:style-name="P3">6.customize the guide </text:p>
      <text:p text:style-name="P3"/>
      <text:p text:style-name="P4">7.start trip for visitor and session for visitor or tourist</text:p>
      <text:p text:style-name="P4"/>
      <text:p text:style-name="P4">8. count per species that is different species in the same trip</text:p>
      <text:p text:style-name="P4"/>
      <text:p text:style-name="P4">sighted different species </text:p>
      <text:p text:style-name="P4"/>
      <text:p text:style-name="P4">user spots sightings and admin know the different species</text:p>
      <text:p text:style-name="P4"/>
      <text:p text:style-name="P4">9. start my own checklist or or favorite but in home page without checklist</text:p>
      <text:p text:style-name="P4"/>
      <text:p text:style-name="P4">10. remove sightings in <text:s/>discover</text:p>
      <text:p text:style-name="P4"/>
      <text:p text:style-name="P5">11. *sound feature</text:p>
      <text:p text:style-name="P5"/>
      <text:p text:style-name="P5">12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0:41:43.560655930</meta:creation-date>
    <meta:editing-duration>PT19H7M35S</meta:editing-duration>
    <meta:editing-cycles>2</meta:editing-cycles>
    <meta:generator>LibreOffice/6.0.7.3$Linux_X86_64 LibreOffice_project/00m0$Build-3</meta:generator>
    <dc:date>2020-03-30T11:59:55.191634256</dc:date>
    <meta:document-statistic meta:table-count="0" meta:image-count="0" meta:object-count="0" meta:page-count="1" meta:paragraph-count="14" meta:word-count="105" meta:character-count="598" meta:non-whitespace-character-count="503"/>
  </office:meta>
</office:document-meta>
</file>